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éducation"/>Éducation<text:bookmark-end text:name="éducation"/>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<text:bookmark-start text:name="expérience-professionnelle"/>Expérience professionnelle<text:bookmark-end text:name="expérience-professionnelle"/>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e la direction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<text:bookmark-start text:name="distinctions-publications-et-certifications"/>Distinctions, publications et certifications<text:bookmark-end text:name="distinctions-publications-et-certifications"/>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/800</text:span>, raisonnement quantitatif 741/800.</text:p>
        </text:list-item>
        <text:list-item>
          <text:p text:style-name="P4">[Brevet] Mirsky Yisroel, Fedidat Benjamin, Hadded Yoram. “Système de chiffrement et déchiffrement à base d’harmoniques pour des signaux de forme d’onde.” Brevet WO2015097312A1, 26 Dec. 2013.</text:p>
        </text:list-item>
        <text:list-item>
          <text:p text:style-name="P4">Certification CCNA (Cisco Certified Network Associate), note 893/1000.</text:p>
        </text:list-item>
      </text:list>
      <text:h text:style-name="Heading_20_2" text:outline-level="2"><text:bookmark-start text:name="compétences-informatiques"/>Compétences informatiques<text:bookmark-end text:name="compétences-informatiques"/></text:h>
      <text:p text:style-name="First_20_paragraph"><text:span text:style-name="T1">Langue principale</text:span>: Java 8 (Spring Boot, Tomcat, JPA).</text:p>
      <text:p text:style-name="Text_20_body"><text:span text:style-name="T1">Autres langues</text:span>: Bash, JavaScript/Node/Typescript, Python, PL/SQL, C/C++, C#.NET, PHP.</text:p>
      <text:p text:style-name="Text_20_body"><text:span text:style-name="T1">Outils</text:span>:</text:p>
      <text:list text:style-name="L5">
        <text:list-item>
          <text:p text:style-name="P5"><text:span text:style-name="T2">Environnements</text:span>: Eclipse, IntelliJ IDEA, Visual Studio, Visual Studio Code.</text:p>
        </text:list-item>
        <text:list-item>
          <text:p text:style-name="P5"><text:span text:style-name="T2">Outils de développement</text:span>: Git, Gradle, Maven, Ivy, Ant, Jenkins CI, Docker, Atlassian Bamboo, Red Hat Openshift.</text:p>
        </text:list-item>
        <text:list-item>
          <text:p text:style-name="P5"><text:span text:style-name="T2">Programmes de bureautique</text:span>: Microsoft Excel, Outlook, Powerpoint, Word, Visio, w/ VBA Macros.</text:p>
        </text:list-item>
        <text:list-item>
          <text:p text:style-name="P5"><text:span text:style-name="T2">Autres outils</text:span>: MATLAB, PL/SQL Developer, Wireshark, JUnit.</text:p>
        </text:list-item>
      </text:list>
      <text:p text:style-name="First_20_paragraph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<text:bookmark-start text:name="languages"/>Languages<text:bookmark-end text:name="languages"/></text:h>
      <text:p text:style-name="First_20_paragraph">Français: langue maternelle (TEF niveau C2).<text:line-break/>Anglais: fluent (score IELTS 8.5/9).<text:line-break/>Hébreu: fluent.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6">
        <text:list-item>
          <text:p text:style-name="P6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vendue. Note : <text:span text:style-name="T1">99/100</text:span>.</text:p>
        </text:list-item>
        <text:list-item>
          <text:p text:style-name="P6">Projet en ingénierie de systèmes Windows (C#.NET, WCF, WPF, ASP.NET). Note : 100.</text:p>
        </text:list-item>
        <text:list-item>
          <text:p text:style-name="P6">Projet en systèmes d’organisation de fichiers (architecture en couches, Managed C++, Windows Forms). Note : 100.</text:p>
        </text:list-item>
        <text:list-item>
          <text:p text:style-name="P6">Projet en Java (MVC, JPA, Swing, Webservices, C# client, JSP). Note : 100.</text:p>
        </text:list-item>
        <text:list-item>
          <text:p text:style-name="P6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